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4" style:family="paragraph" style:parent-style-name="Preformatted_20_Text">
      <style:paragraph-properties fo:margin-left="0in" fo:margin-right="0in" fo:line-height="150%" fo:text-align="start" style:justify-single-word="false" fo:text-indent="0in" style:auto-text-indent="false"/>
      <style:text-properties fo:font-variant="normal" fo:text-transform="none" fo:color="#000000" fo:font-size="10.5pt" fo:letter-spacing="normal" fo:font-style="normal" fo:font-weight="normal"/>
    </style:style>
    <style:style style:name="P5" style:family="paragraph" style:parent-style-name="Preformatted_20_Text">
      <style:paragraph-properties fo:margin-left="0in" fo:margin-right="0in" fo:margin-top="0in" fo:margin-bottom="0.1965in" fo:line-height="150%" fo:text-align="start" style:justify-single-word="false" fo:text-indent="0in" style:auto-text-indent="false"/>
      <style:text-properties fo:font-variant="normal" fo:text-transform="none" fo:color="#000000" fo:font-size="10.5pt" fo:letter-spacing="normal" fo:font-style="normal" fo:font-weight="normal"/>
    </style:style>
    <style:style style:name="P6" style:family="paragraph" style:parent-style-name="Text_20_body">
      <style:paragraph-properties fo:line-height="150%"/>
      <style:text-properties style:font-name="Georgia"/>
    </style:style>
    <style:style style:name="P7" style:family="paragraph" style:parent-style-name="Preformatted_20_Text">
      <style:paragraph-properties fo:line-height="150%" fo:text-align="start" style:justify-single-word="false"/>
      <style:text-properties fo:font-variant="normal" fo:text-transform="none" fo:color="#000000" fo:font-size="10.5pt" fo:letter-spacing="normal" fo:font-style="normal" fo:font-weight="normal"/>
    </style:style>
    <style:style style:name="P8" style:family="paragraph" style:parent-style-name="Preformatted_20_Text">
      <style:paragraph-properties fo:line-height="150%" fo:text-align="start" style:justify-single-word="false"/>
    </style:style>
    <style:style style:name="P9" style:family="paragraph" style:parent-style-name="Preformatted_20_Text">
      <style:paragraph-properties fo:margin-top="0in" fo:margin-bottom="0.1965in" fo:line-height="150%" fo:text-align="start" style:justify-single-word="false"/>
      <style:text-properties fo:font-variant="normal" fo:text-transform="none" fo:color="#000000" fo:font-size="10.5pt" fo:letter-spacing="normal" fo:font-style="normal" fo:font-weight="normal"/>
    </style:style>
    <style:style style:name="T1" style:family="text">
      <style:text-properties style:font-name="Georgia"/>
    </style:style>
    <style:style style:name="T2" style:family="text">
      <style:text-properties fo:font-variant="normal" fo:text-transform="none" fo:color="#000000" fo:font-size="10.5pt" fo:letter-spacing="normal" fo:font-style="normal" fo:font-weight="normal"/>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2</text:p>
      <text:p text:style-name="P3">Memory</text:p>
      <text:p text:style-name="P1"/>
      <text:p text:style-name="P1"/>
      <text:p text:style-name="P1">0.<text:tab/>God says memory needs to be managed. Then there comes paging.<text:line-break/><text:line-break/>1.<text:tab/>First we need to merge the code from lab1 to lab2, or vice versa. Using github or other svn. Or just use “diff” and “patch”. Get to the folder which hold lab1 and lab2 and lab1_original.<text:line-break/>$ diff -u -r lab1_original lab1 &gt; lab1-changes.patch<text:line-break/>$ cd lab2<text:line-break/>$ patch -p1 -u &lt; ../lab1-changes.patch<text:line-break/><text:tab/>DO REMEMBER TO USE “PATCH” AS SUFFIX. OR REJECTED.<text:line-break/><text:tab/>AND DO REMEMBER THAT JOS SHARES A 4G LINEAR ADDRESS SO LA SHOULD BE MAPPED PROPERLY!<text:line-break/><text:line-break/>2.<text:tab/>Exercise-1<text:line-break/><text:tab/>To extend the function “mon_backtrace”. Well, steps are given. Do as the instructions.<text:line-break/><text:tab/>We need to print the source file where eip is, the corresponding line number, the corresponding function name, and the shift of asm lang corresponding to the function.<text:line-break/><text:tab/>So there must be something holding the relationship between eip and source file. That is the stab table. And be patient, reading some comment about “stab_binsearch(stabs, region_left, region_right, type, addr)”.<text:line-break/><text:tab/>The first para is the pointer to stab table; the second and the third describe the range to <text:s text:c="4"/>search according to line number; the forth describes the stab info's kind, “FUN” means “function”, “SO” means “source file”, “SLINE” means “instruction line”. “LBRAC” and “RBRAC” are about brackets? And “RSYM” is really hard to guess.<text:line-break/><text:tab/>So we need to use “stab_binsearch” to find useful info according to eip. Clearly, eip corresponds to “addr”. “N_FUN” has been done, “N_SLINE” is left out.<text:line-break/><text:tab/>The function returns region_left and region_right through pointers. Region_left describes the first index of a region which contains the given addr, while region_right is the last index. More details are there in the comment.<text:line-break/><text:tab/>The definition of struct stab is in “inc/stab.h”. “RSYM” and other macros are lying <text:soft-page-break/>there too.<text:line-break/>---------------------------------------------------------------------<text:line-break/><text:tab/>// Your code here.</text:p>
      <text:p text:style-name="P1"><text:tab/>stab_binsearch(stabs, &amp;lline, &amp;rline, N_SLINE, addr);</text:p>
      <text:p text:style-name="P1"><text:tab/>info-&gt;eip_line = stabs[lline].n_desc;</text:p>
      <text:p text:style-name="P1"><text:tab/>if (rline &lt; lline)</text:p>
      <text:p text:style-name="P1"><text:tab/>{</text:p>
      <text:p text:style-name="P1"><text:tab/><text:tab/>info-&gt;eip_line = -1;</text:p>
      <text:p text:style-name="P1"><text:tab/>}<text:line-break/><text:tab/>// xxxxxxxxxxxxxxxxxxxxxxx<text:line-break/><text:tab/>// Your code here.</text:p>
      <text:p text:style-name="P1"><text:tab/>for (int i = lfun; l &lt;= rfun; ++lfun)<text:line-break/><text:tab/>{<text:line-break/><text:tab/><text:tab/>if (stabs[i].n_type == N_PSYM)</text:p>
      <text:p text:style-name="P1"><text:tab/><text:tab/>{</text:p>
      <text:p text:style-name="P1"><text:tab/><text:tab/><text:tab/>++(info-&gt;eip_fn_narg);<text:line-break/><text:tab/><text:tab/>}<text:line-break/><text:tab/>}<text:line-break/>---------------------------------------------------------------------<text:line-break/><text:tab/>We can't just use the "lfile" stab because inlined functions can interpolate code from a different file! This is important. What's more, pay attention to the line below:<text:line-break/><text:tab/><text:tab/>info-&gt;eip_fn_addr = stabs[lfun].n_value;</text:p>
      <text:p text:style-name="P1"><text:tab/><text:tab/>// This "n_value" is the function's first addr, but when it comes to SLINE,</text:p>
      <text:p text:style-name="P1"><text:tab/><text:tab/>// "n_value" describes the offset, so we need to minus "n_value" fro addr</text:p>
      <text:p text:style-name="P1"><text:tab/><text:tab/>// to get the offset of the line.</text:p>
      <text:p text:style-name="P1"><text:tab/><text:tab/>addr -= info-&gt;eip_fn_addr;<text:line-break/><text:tab/>Be cautious. Stab table is really an amazing thing. The structure reduces the space needed but fuck reader's brain, which reminds me of the BrainFuck lang.<text:line-break/><text:tab/>Then we need to edit “mon_backtrace” to call “debuginfo_eip”.<text:line-break/>----------------------------------------------------------------------<text:line-break/>int</text:p>
      <text:p text:style-name="P1">mon_backtrace(int argc, char **argv, struct Trapframe *tf)</text:p>
      <text:p text:style-name="P1">{</text:p>
      <text:p text:style-name="P1"><text:soft-page-break/><text:tab/>// Your code here.</text:p>
      <text:p text:style-name="P1"><text:tab/>unsigned int ebp;</text:p>
      <text:p text:style-name="P1"><text:tab/>unsigned int eip;</text:p>
      <text:p text:style-name="P1"><text:tab/>struct Eipdebuginfo debug_info;</text:p>
      <text:p text:style-name="P1"><text:tab/>int i;<text:tab/>// loop</text:p>
      <text:p text:style-name="P1"/>
      <text:p text:style-name="P1"><text:tab/>cprintf("Stack backtrace:\n");</text:p>
      <text:p text:style-name="P1"><text:tab/>// current eip and print current function.</text:p>
      <text:p text:style-name="P1"><text:tab/>// cprintf is a function so init after it in case.</text:p>
      <text:p text:style-name="P1"><text:tab/>eip = read_eip();</text:p>
      <text:p text:style-name="P1"><text:tab/>ebp = read_ebp();</text:p>
      <text:p text:style-name="P1"/>
      <text:p text:style-name="P1"><text:tab/>// in entry.S, ebp is set to be zero before calling i386_init.</text:p>
      <text:p text:style-name="P1"><text:tab/>while (ebp != 0)</text:p>
      <text:p text:style-name="P1"><text:tab/>{</text:p>
      <text:p text:style-name="P1"><text:tab/><text:tab/>if (debuginfo_eip(eip, &amp;debug_info) &gt;= 0)</text:p>
      <text:p text:style-name="P1"><text:tab/><text:tab/>{</text:p>
      <text:p text:style-name="P1"><text:tab/><text:tab/><text:tab/>cprintf("%s:%d: ", debug_info.eip_file, debug_info.eip_line);</text:p>
      <text:p text:style-name="P1"><text:tab/><text:tab/><text:tab/>for (i = 0; i &lt; debug_info.eip_fn_namelen; ++i)</text:p>
      <text:p text:style-name="P1"><text:tab/><text:tab/><text:tab/>{</text:p>
      <text:p text:style-name="P1"><text:tab/><text:tab/><text:tab/><text:tab/>cprintf("%c", debug_info.eip_fn_name[i]);</text:p>
      <text:p text:style-name="P1"><text:tab/><text:tab/><text:tab/>}</text:p>
      <text:p text:style-name="P1"><text:tab/><text:tab/><text:tab/>cprintf("+%x -%d\n", eip-debug_info.eip_fn_addr, debug_info.eip_fn_narg);</text:p>
      <text:p text:style-name="P1"><text:tab/><text:tab/>}</text:p>
      <text:p text:style-name="P1"><text:tab/><text:tab/>else</text:p>
      <text:p text:style-name="P1"><text:tab/><text:tab/>{</text:p>
      <text:p text:style-name="P1"><text:tab/><text:tab/><text:tab/>cprintf("debuginfo_eip() failed\n");</text:p>
      <text:p text:style-name="P1"><text:tab/><text:tab/><text:tab/>return -1;</text:p>
      <text:p text:style-name="P1"><text:tab/><text:tab/>}</text:p>
      <text:p text:style-name="P1"/>
      <text:p text:style-name="P1"><text:tab/><text:tab/>cprintf(" <text:s/>ebp %08x <text:s/>eip %08x <text:s/>args %08x %08x %08x %08x\n", ebp, *((unsigned int *)ebp+1), *((unsigned int *)ebp+2),</text:p>
      <text:p text:style-name="P1"><text:soft-page-break/><text:tab/><text:tab/><text:tab/>*((unsigned int *)ebp+3), *((unsigned int *)ebp+4), *((unsigned int *)ebp+5));</text:p>
      <text:p text:style-name="P1"><text:tab/><text:tab/>eip = *((unsigned int *)ebp+1);</text:p>
      <text:p text:style-name="P1"><text:tab/><text:tab/>ebp = *(unsigned int *)ebp;</text:p>
      <text:p text:style-name="P1"><text:tab/>}</text:p>
      <text:p text:style-name="P1"><text:tab/>return 0;</text:p>
      <text:p text:style-name="P1">}<text:line-break/>----------------------------------------------------------------------<text:line-break/><text:tab/>Notice that, the current eip through “read_eip()” corresponds to the current function, while eip through “*((unsigned int *)ebp+1)” corresponds to the called of current function.<text:line-break/><text:tab/>It is interesting that “read_eip()” is not an inline function. If it were, eip will be changed when it were called so the correct eip value will never be obtained. Instead, it is implemented at the end of “kern/monitor.c”, which will eliminate the influence.<text:line-break/><text:line-break/>3.<text:tab/>Exercise-2<text:line-break/><text:tab/>I've seen the magic symbol “end”. Cool. But no much time left to talk about this. Shortly, “end” points to the end of the kernel's bss segment, i.e., the first virtual address that the linker.<text:line-break/><text:tab/>First “boot_alloc()”, only used in the process of setting up the virtual memory system. Comments are quite warm-hearted.<text:line-break/><text:tab/>Need to be conscious, keeping physical and virtual memory map in mind at any time. Pmm can be referred to in lab1.html, while vmm can be found out in “inc/memlayout.h”.<text:line-break/><text:tab/>Page is defined in “inc/memlayout.h”, where pagesize if 4kb.<text:line-break/><text:tab/>Struct page consists of “Page_LIST_entry_t pp_link” and “uiint16_t pp_ref”. The former is the free list link, while the latter is the count of pointers. AND PAGES ALLOCATED BY “BOOT_ALLOC” DO NOT HAVE REFERENCE COUNT FIELDS.<text:line-break/><text:tab/>AND! Pages link from high addr to low addr, so the first page started at 0 is the last page if it were free.(It isn't, in fact)<text:line-break/><text:tab/>Page's structure:<text:line-break/>struct Page { <text:tab/>struct { </text:p>
      <text:p text:style-name="P1"><text:tab/><text:tab/><text:tab/><text:tab/>struct Page *le_next; </text:p>
      <text:p text:style-name="P1"><text:tab/><text:tab/><text:tab/><text:tab/>struct Page **le_prev; </text:p>
      <text:p text:style-name="P1"><text:tab/><text:tab/><text:tab/>} pp_link; </text:p>
      <text:p text:style-name="P1"><text:soft-page-break/><text:tab/><text:tab/>uint16_t pp_ref; </text:p>
      <text:p text:style-name="P2"><text:span text:style-name="T1">}; <text:line-break/></text:span><text:span text:style-name="T1"><text:tab/>page_free_list's structure:<text:line-break/><text:tab/>static struct Page_list page_free_list; <text:line-break/><text:tab/>struct Page_list{ </text:span></text:p>
      <text:p text:style-name="P1"><text:tab/><text:tab/>struct Page *lh_first; </text:p>
      <text:p text:style-name="P2"><text:span text:style-name="T1"><text:tab/>}; <text:line-break/>Pmm:<text:line-break/></text:span><text:span text:style-name="T2">+------------------+ <text:s/>&lt;- 0xFFFFFFFF (4GB)</text:span></text:p>
      <text:p text:style-name="P7">| <text:s text:c="5"/>32-bit <text:s text:c="5"/>|</text:p>
      <text:p text:style-name="P7">| <text:s/>memory mapped <text:s text:c="2"/>|</text:p>
      <text:p text:style-name="P7">| <text:s text:c="4"/>devices <text:s text:c="5"/>|</text:p>
      <text:p text:style-name="P7">| <text:s text:c="17"/>|</text:p>
      <text:p text:style-name="P7">/\/\/\/\/\/\/\/\/\/\</text:p>
      <text:p text:style-name="P8"/>
      <text:p text:style-name="P7">/\/\/\/\/\/\/\/\/\/\</text:p>
      <text:p text:style-name="P7">| <text:s text:c="17"/>|</text:p>
      <text:p text:style-name="P7">| <text:s text:c="5"/>Unused <text:s text:c="5"/>|</text:p>
      <text:p text:style-name="P7">| <text:s text:c="17"/>|</text:p>
      <text:p text:style-name="P7">+------------------+ <text:s/>&lt;- depends on amount of RAM</text:p>
      <text:p text:style-name="P7">| <text:s text:c="17"/>|</text:p>
      <text:p text:style-name="P7">| <text:s text:c="17"/>|</text:p>
      <text:p text:style-name="P7">| Extended Memory <text:s/>|</text:p>
      <text:p text:style-name="P7">|------------------|</text:p>
      <text:p text:style-name="P7">| <text:s text:c="6"/>kernnel <text:s text:c="3"/>|</text:p>
      <text:p text:style-name="P7">+------------------+ <text:s/>&lt;- 0x00100000 (1MB)</text:p>
      <text:p text:style-name="P7">| <text:s text:c="4"/>BIOS ROM <text:s text:c="4"/>|</text:p>
      <text:p text:style-name="P7">+------------------+ <text:s/>&lt;- 0x000F0000 (960KB)</text:p>
      <text:p text:style-name="P7">| <text:s/>16-bit devices, |</text:p>
      <text:p text:style-name="P7">| <text:s/>expansion ROMs <text:s/>|</text:p>
      <text:p text:style-name="P7">+------------------+ <text:s/>&lt;- 0x000C0000 (768KB)</text:p>
      <text:p text:style-name="P7">| <text:s text:c="2"/>VGA Display <text:s text:c="3"/>|</text:p>
      <text:p text:style-name="P7">+------------------+ <text:s/>&lt;- 0x000A0000 (640KB)</text:p>
      <text:p text:style-name="P7">| <text:s text:c="17"/>|</text:p>
      <text:p text:style-name="P7">| <text:s text:c="3"/>Low Memory <text:s text:c="3"/>|</text:p>
      <text:p text:style-name="P9">|------------------| <text:s/>&lt;-0x00010000 (elf herader here!)</text:p>
      <text:p text:style-name="P5"><text:soft-page-break/>|------------------| <text:s/>&lt;-0x00007c00 <text:s text:c="2"/>(boot loader here!)</text:p>
      <text:p text:style-name="P4">| <text:s/>bootmain stack <text:s/>|</text:p>
      <text:p text:style-name="P9">+------------------+ <text:s/>&lt;- 0x00000000</text:p>
      <text:p text:style-name="P2"><text:span text:style-name="T1">Vmm:<text:line-break/></text:span><text:soft-page-break/><text:span text:style-name="T1"><draw:frame draw:style-name="fr1" draw:name="graphics1" text:anchor-type="as-char" svg:width="4.6563in" svg:height="5.6772in" draw:z-index="0"><draw:image xlink:href="http://img.my.csdn.net/uploads/201303/25/1364186838_3237.jpg" xlink:type="simple" xlink:show="embed" xlink:actuate="onLoad"/></draw:frame></text:span><text:span text:style-name="T1"><text:line-break/></text:span><text:span text:style-name="T1"><text:tab/>Function “ROUNDUP” is defined in “inc/types.h”, which rounds up to the nearest multiple of n. It can be used to make alignment.<text:line-break/>boot_alloc---------------------------------------------------------<text:line-break/><text:tab/>// LAB 2: Your code here:</text:span></text:p>
      <text:p text:style-name="P1"><text:tab/>//<text:tab/>Step 1: round boot_freemem up to be aligned properly</text:p>
      <text:p text:style-name="P1"><text:tab/>boot_freemem = ROUNDUP(boot_freemem, align);</text:p>
      <text:p text:style-name="P1"><text:tab/>//<text:tab/>Step 2: save current value of boot_freemem as allocated chunk</text:p>
      <text:p text:style-name="P1"><text:tab/>v = boot_freemem;</text:p>
      <text:p text:style-name="P1"><text:tab/>//<text:tab/>Step 3: increase boot_freemem to record allocation</text:p>
      <text:p text:style-name="P1"><text:tab/>boot_freemem += ROUNDUP(n, align);</text:p>
      <text:p text:style-name="P1"><text:tab/>//<text:tab/>Step 4: return allocated chunk</text:p>
      <text:p text:style-name="P1"><text:tab/>return v;<text:line-break/>----------------------------------------------------------------------<text:line-break/><text:soft-page-break/></text:p>
      <text:p text:style-name="P1"><text:tab/>Then it comes to “page_init()”. The example code here marks all pages as free, which is certainly incorrect. For example, the first page, the IO hole(a0000-100000, vga, display, bio), kernel(kernel, kernel_page_dir, pages).<text:line-break/><text:tab/>Again, from high addr to low addr! What's more, consider how to calculate the size of kernel and the necessary sundries? This is the first method.<text:line-break/><text:tab/>The seconde method is to use formal list writing style. “LIST_REMOVE()” and “LIST_NEXT()” and other are defined in “inc/queue.h”. And “PADDR()” accepts kernel va and returns the corresponding pa; “KADDR” will do the reverse job.<text:line-break/><text:tab/>Both methods will be given.<text:line-break/>page_init-----first-----------------------------------------------<text:line-break/><text:tab/>// the first method, fast</text:p>
      <text:p text:style-name="P1"><text:tab/>// but cannot edit the .ref to 1</text:p>
      <text:p text:style-name="P1"><text:tab/>// link from high addr to low addr</text:p>
      <text:p text:style-name="P1"><text:tab/>extern char end[];</text:p>
      <text:p text:style-name="P1"><text:tab/>// eliminate first page</text:p>
      <text:p text:style-name="P1"><text:tab/>pages[1].pp_link = NULL;</text:p>
      <text:p text:style-name="P1"><text:tab/>// eliminate IO hole and kernel(tightly connected)</text:p>
      <text:p text:style-name="P1"><text:tab/>struct Page *pgstart = pa2page((physaddr_t)IOPHYSMEM);</text:p>
      <text:p text:style-name="P2"><text:span text:style-name="T1"><text:tab/>struct Page *pgend = pa2page((physaddr_t)(PADDR(end)</text:span><text:span text:style-name="T1">+PGSIZE+npage*sizeof(struct Page)));</text:span></text:p>
      <text:p text:style-name="P1"><text:tab/>// Will the multiply operation overflow? No! Because the result &lt; memory_size</text:p>
      <text:p text:style-name="P1"><text:tab/>++pgend;<text:tab/>// protect the last piece of pg</text:p>
      <text:p text:style-name="P1"><text:tab/>--pgstart;<text:tab/>// protect IOPHYSMEM</text:p>
      <text:p text:style-name="P1"><text:tab/>pgend-&gt;pp_link = pgstart;<text:line-break/>page_init-----second----------------------------------------------<text:line-break/><text:tab/>// the second method, slow</text:p>
      <text:p text:style-name="P1"><text:tab/>// but can edit the .ref to 1</text:p>
      <text:p text:style-name="P1"><text:tab/>pages[0].pp_ref = 1;</text:p>
      <text:p text:style-name="P1"><text:tab/>// remove the first page, where holds Real Mode IDT</text:p>
      <text:p text:style-name="P1"><text:tab/>LIST_REMOVE(&amp;pages[0], pp_link);</text:p>
      <text:p text:style-name="P1"><text:tab/>// remove IO hole and kernel, they are tightly connected</text:p>
      <text:p text:style-name="P1"><text:tab/>// notice boot_freemem points to the next byte of free mem, and points to higher mem!</text:p>
      <text:p text:style-name="P1"><text:soft-page-break/><text:tab/>// so after the last calling "boot_alloc", boot_freemem remains the addr of the end addr of kernel pages plus 1</text:p>
      <text:p text:style-name="P1"><text:tab/>for (i = IOPHYSMEM; i &lt; PADDR((unsigned int) boot_freemem); i += PGSIZE)</text:p>
      <text:p text:style-name="P1"><text:tab/>{</text:p>
      <text:p text:style-name="P1"><text:tab/><text:tab/>pages[i / PGSIZE].pp_ref = 1;</text:p>
      <text:p text:style-name="P1"><text:tab/><text:tab/>LIST_REMOVE(&amp;pages[i / PGSIZE], pp_link);</text:p>
      <text:p text:style-name="P1"><text:tab/>}<text:line-break/>----------------------------------------------------------------------<text:line-break/><text:tab/>Comments are clear. And I prefer the former but chose the latter eventually. More formal, and the time cost is not that big. The most important, those protected pages will never be passed to the function “page_free” as their pp_ref are nonzero.<text:line-break/><text:tab/>Then comes “page_alloc()” and “page_free()”. Simple logic, what the function should do is to remove a page and update “page_free_list”, then return the page pointer, or vice versa.<text:line-break/>page_alloc---------------------------------------------------------</text:p>
      <text:p text:style-name="P1"><text:tab/>// Fill this function in</text:p>
      <text:p text:style-name="P1"><text:tab/>if (LIST_FIRST(&amp;page_free_list) != NULL)</text:p>
      <text:p text:style-name="P1"><text:tab/>{</text:p>
      <text:p text:style-name="P1"><text:tab/><text:tab/>// obtain the first page in page_free_list</text:p>
      <text:p text:style-name="P1"><text:tab/><text:tab/>*pp_store = LIST_FIRST(&amp;page_free_list);</text:p>
      <text:p text:style-name="P1"><text:tab/><text:tab/>// remove the obtained page in page_free_list</text:p>
      <text:p text:style-name="P1"><text:tab/><text:tab/>LIST_REMOVE(*pp_store, pp_link);</text:p>
      <text:p text:style-name="P1"><text:tab/><text:tab/>// init the page structure</text:p>
      <text:p text:style-name="P1"><text:tab/><text:tab/>page_initpp(*pp_store);</text:p>
      <text:p text:style-name="P1"><text:tab/><text:tab/>return 0;</text:p>
      <text:p text:style-name="P1"><text:tab/>}</text:p>
      <text:p text:style-name="P1"><text:tab/>else</text:p>
      <text:p text:style-name="P1"><text:tab/>{</text:p>
      <text:p text:style-name="P1"><text:tab/><text:tab/>return -E_NO_MEM;</text:p>
      <text:p text:style-name="P1"><text:tab/>}<text:line-break/>page_free-----------------------------------------------------------<text:line-break/><text:tab/>// Fill this function in<text:line-break/><text:tab/>if (pp-&gt;pp_ref)</text:p>
      <text:p text:style-name="P1"><text:soft-page-break/><text:tab/>{</text:p>
      <text:p text:style-name="P1"><text:tab/><text:tab/>// in case</text:p>
      <text:p text:style-name="P1"><text:tab/><text:tab/>panic("pp-&gt;pp_ref != 0, but page_free called");</text:p>
      <text:p text:style-name="P1"><text:tab/>}</text:p>
      <text:p text:style-name="P1"><text:tab/>else</text:p>
      <text:p text:style-name="P1"><text:tab/>{</text:p>
      <text:p text:style-name="P1"><text:tab/><text:tab/>LIST_INSERT_HEAD(&amp;page_free_list, pp, pp_link);</text:p>
      <text:p text:style-name="P1"><text:tab/>}<text:line-break/>i386_vm_init------------------------------------------------------<text:line-break/><text:tab/>// Your code goes here: </text:p>
      <text:p text:style-name="P1"><text:tab/>pages = (struct Page *)boot_alloc(npage*sizeof(struct Page), PGSIZE);<text:line-break/>-----------------------------------------------------------------------<text:line-break/><text:tab/>Btw, the code below states the page bits like dirty bit or something else. <text:line-break/><text:tab/>// Permissions: kernel RW, user NONE</text:p>
      <text:p text:style-name="P1"><text:tab/>pgdir[PDX(VPT)] = PADDR(pgdir)|PTE_W|PTE_P;</text:p>
      <text:p text:style-name="P1"><text:tab/>// same for UVPT</text:p>
      <text:p text:style-name="P1"><text:tab/>// Permissions: kernel R, user R </text:p>
      <text:p text:style-name="P2"><text:span text:style-name="T1"><text:tab/>pgdir[PDX(UVPT)] = PADDR(pgdir)|PTE_U|PTE_P;<text:line-break/><text:tab/>Delete the first panic line in “i386_vm_init”, recompile lab2 and run bochs, there will be “check_page_alloc() succeeded!”.<text:line-break/></text:span><text:span text:style-name="T1"><text:line-break/>4.<text:tab/>Exercise-3<text:line-break/><text:tab/>Read Intel Reference Manual. Okay. God.<text:line-break/><text:line-break/>5.<text:tab/>Exercise-4<text:line-break/><text:tab/>Talking about va “uintptr_t” and pa “physaddr_t”. Hmm. And every pointer value in JOS should be a va once paging is set up. Of course.<text:line-break/><text:tab/>Oh Jesus! Can't help to tsukkomi. The html editor is such a moe guy.<text:line-break/><text:tab/>Que.1<text:tab/><text:tab/>“uintptr_t” of course.<text:line-break/><text:tab/>Pay attention to the paragraph below:<text:line-break/></text:span><text:span text:style-name="T1"><text:tab/>In Part 3 of Lab 1 we noted that the boot loader sets up the x86 segmentation hardware so that the kernel appears to run at its link address of 0xf0100000, even though it is actually loaded in physical memory just above the ROM BIOS at 0x00100000. In other words, the </text:span><text:soft-page-break/><text:span text:style-name="T1">kernel's virtual starting address at this point is 0xf0100000, but its linear and physical starting addresses are both 0x00100000. The kernel's linear and physical addresses are the same because we have not yet initialized or enabled page translation.</text:span></text:p>
      <text:p text:style-name="P6"><text:tab/>In the virtual memory layout you are going to set up for JOS, we will stop using the x86 segmentation hardware for anything interesting, and instead start using page translation to accomplish everything we've already done with segmentation and much more. That is, after you finish this lab and the JOS kernel successfully enables paging, linear addresses will be the same as (the offset portion of) the kernel's virtual addresses, rather than being the same as physical addresses as they are when the boot loader first enters the kernel.<text:line-break/><text:line-break/>6.<text:tab/>Exercise-5(Why is it exercise.4?)<text:line-break/><text:tab/>Keep one thing in mind, that is pagedir and pages are involved in pa, not va. La equals to pa when segmentation is turned on, and la(from oxf0000000) is needed to write/read the memory.(pa = va+base, will change 0xf0000000 to 0x00000000). When segmentation is turned off in “i386_vm_init”, segment base addr is set to zero.<text:line-break/><text:tab/>Through Exercise.2, we've taught the os to create pgdir, but left out page table and page frame. Exercise.5 will make it up.<text:line-break/><text:tab/>There are lots of macros in “inc/mmu.h”, such as “PPN(la)” and “VPN(la)”.These nouns are not strangers.<text:line-break/><text:tab/>Notice the privileges. Given in “inc/mmu.h”. And notice the paragraph below:<text:line-break/>The page directory entry corresponding to the virtual address range</text:p>
      <text:p text:style-name="P6"><text:s/>* [VPT, VPT + PTSIZE) points to the page directory itself. <text:s/>Thus, the page</text:p>
      <text:p text:style-name="P6"><text:s/>* directory is treated as a page table as well as a page directory.</text:p>
      <text:p text:style-name="P6"><text:s/>*</text:p>
      <text:p text:style-name="P6"><text:s/>* One result of treating the page directory as a page table is that all PTEs</text:p>
      <text:p text:style-name="P6"><text:s/>* can be accessed through a "virtual page table" at virtual address VPT (to</text:p>
      <text:p text:style-name="P6"><text:s/>* which vpt is set in entry.S). <text:s/>The PTE for page number N is stored in</text:p>
      <text:p text:style-name="P6"><text:s/>* vpt[N]. <text:s/>(It's worth drawing a diagram of this!)</text:p>
      <text:p text:style-name="P6"><text:s/>*</text:p>
      <text:p text:style-name="P6"><text:s/>* A second consequence is that the contents of the current page directory</text:p>
      <text:p text:style-name="P6"><text:soft-page-break/><text:s/>* will always be available at virtual address (VPT + (VPT &gt;&gt; PGSHIFT)), to</text:p>
      <text:p text:style-name="P6"><text:s/>* which vpd is set in entry.S.<text:line-break/><text:tab/>These sentences are from “inc/memlayout.h”, which has an instructive meaning.<text:line-break/><text:tab/>And the la consists of three parts:<text:line-break/>// A linear address 'la' has a three-part structure as follows:</text:p>
      <text:p text:style-name="P6">//</text:p>
      <text:p text:style-name="P6">// +--------10------+-------10-------+---------12----------+</text:p>
      <text:p text:style-name="P6">// | Page Directory | <text:s text:c="2"/>Page Table <text:s text:c="2"/>| Offset within Page <text:s/>|</text:p>
      <text:p text:style-name="P6">// | <text:s text:c="9"/>Index <text:s text:c="7"/>| <text:s text:c="8"/>Index <text:s text:c="6"/>| <text:s text:c="33"/>|</text:p>
      <text:p text:style-name="P6">// +----------------+----------------+---------------------+</text:p>
      <text:p text:style-name="P6">// <text:s/>\--- PDX(la) --/ \--- PTX(la) --/ \---- PGOFF(la) ----/</text:p>
      <text:p text:style-name="P6">// <text:s/>\----------- PPN(la) -----------/<text:line-break/><text:tab/>Now it is clear to code “pgdir_walk()”. AND REMEMBER TO CHECK PRIVILEGE!<text:line-break/>pgdir_walk---------------------------------------------------------</text:p>
      <text:p text:style-name="P6"><text:tab/>// Fill this function in</text:p>
      <text:p text:style-name="P6"><text:tab/>// page table entry</text:p>
      <text:p text:style-name="P6"><text:tab/>pte_t *pt_addr;</text:p>
      <text:p text:style-name="P6"><text:tab/>// new_pg doesn't need an initialization, because</text:p>
      <text:p text:style-name="P6"><text:tab/>// it will be casted to the existing space</text:p>
      <text:p text:style-name="P6"><text:tab/>struct Page *new_pt;</text:p>
      <text:p text:style-name="P6"><text:tab/>// attention to the priority of operations</text:p>
      <text:p text:style-name="P6"><text:tab/>// PTE_P means whether it is there in memory</text:p>
      <text:p text:style-name="P6"><text:tab/>if ((pgdir[PDX(va)] &amp; PTE_P) != 0)</text:p>
      <text:p text:style-name="P6"><text:tab/>{</text:p>
      <text:p text:style-name="P6"><text:tab/><text:tab/>// va is la now, PDX(va) means page dir addr.</text:p>
      <text:p text:style-name="P6"><text:tab/><text:tab/>// and page dir is a page itself, so PTE_ADDR is</text:p>
      <text:p text:style-name="P6"><text:tab/><text:tab/>// needed to get the addr of phys page va pointing to.</text:p>
      <text:p text:style-name="P6"><text:soft-page-break/><text:tab/><text:tab/>// that is the addr of page table</text:p>
      <text:p text:style-name="P6"><text:tab/><text:tab/>// remember, pt_addr is a ptr to pte</text:p>
      <text:p text:style-name="P6"><text:tab/><text:tab/>// we got ptr to pte through va, and got va through ptr to pte.</text:p>
      <text:p text:style-name="P6"><text:tab/><text:tab/>pt_addr = (pte_t *)KADDR(PTE_ADDR(pgdir[PDX(va)]));</text:p>
      <text:p text:style-name="P6"><text:tab/><text:tab/>// now it's time to get final pa through va</text:p>
      <text:p text:style-name="P6"><text:tab/><text:tab/>// and remember, pt_addr is an array of pointer to phsy pages</text:p>
      <text:p text:style-name="P6"><text:tab/><text:tab/>return &amp;pt_addr[PTX(va)];</text:p>
      <text:p text:style-name="P6"><text:tab/>}</text:p>
      <text:p text:style-name="P6"><text:tab/>else</text:p>
      <text:p text:style-name="P6"><text:tab/>{</text:p>
      <text:p text:style-name="P6"><text:tab/><text:tab/>if (create == 0)</text:p>
      <text:p text:style-name="P6"><text:tab/><text:tab/>{</text:p>
      <text:p text:style-name="P6"><text:tab/><text:tab/><text:tab/>return NULL;</text:p>
      <text:p text:style-name="P6"><text:tab/><text:tab/>}</text:p>
      <text:p text:style-name="P6"><text:tab/><text:tab/>else</text:p>
      <text:p text:style-name="P6"><text:tab/><text:tab/>{</text:p>
      <text:p text:style-name="P6"><text:tab/><text:tab/><text:tab/>// allocate a new page table</text:p>
      <text:p text:style-name="P6"><text:tab/><text:tab/><text:tab/>if (page_alloc(&amp;new_pt) == 0)</text:p>
      <text:p text:style-name="P6"><text:tab/><text:tab/><text:tab/>{</text:p>
      <text:p text:style-name="P6"><text:tab/><text:tab/><text:tab/><text:tab/>new_pt-&gt;pp_ref = 1;</text:p>
      <text:p text:style-name="P6"><text:tab/><text:tab/><text:tab/><text:tab/>// new page table need to be cleared or a "pa2page" panic</text:p>
      <text:p text:style-name="P6"><text:tab/><text:tab/><text:tab/><text:tab/>// or an assertion failed about "check that new page tables get cleared"</text:p>
      <text:p text:style-name="P6"><text:tab/><text:tab/><text:tab/><text:tab/>memset(KADDR(page2pa(new_pt)), 0, PGSIZE);</text:p>
      <text:p text:style-name="P6"><text:tab/><text:tab/><text:tab/><text:tab/>// update the pgdir</text:p>
      <text:p text:style-name="P6"><text:tab/><text:tab/><text:tab/><text:tab/>// P, present in the memory</text:p>
      <text:p text:style-name="P6"><text:soft-page-break/><text:tab/><text:tab/><text:tab/><text:tab/>// W, writable; U, user</text:p>
      <text:p text:style-name="P6"><text:tab/><text:tab/><text:tab/><text:tab/>// PTE_U must be here; or GP arises when debuggin user process</text:p>
      <text:p text:style-name="P6"><text:tab/><text:tab/><text:tab/><text:tab/>pgdir[PDX(va)] = page2pa(new_pt) | PTE_P | PTE_W | PTE_U;</text:p>
      <text:p text:style-name="P6"><text:tab/><text:tab/><text:tab/><text:tab/>// then the same with the condition when page table exists in the dir</text:p>
      <text:p text:style-name="P6"><text:tab/><text:tab/><text:tab/><text:tab/>pt_addr = (pte_t *)KADDR(PTE_ADDR(pgdir[PDX(va)]));</text:p>
      <text:p text:style-name="P6"><text:tab/><text:tab/><text:tab/><text:tab/>return &amp;pt_addr[PTX(va)];</text:p>
      <text:p text:style-name="P6"><text:tab/><text:tab/><text:tab/>}</text:p>
      <text:p text:style-name="P6"><text:tab/><text:tab/><text:tab/>else</text:p>
      <text:p text:style-name="P6"><text:tab/><text:tab/><text:tab/>{</text:p>
      <text:p text:style-name="P6"><text:tab/><text:tab/><text:tab/><text:tab/>return NULL;</text:p>
      <text:p text:style-name="P6"><text:tab/><text:tab/><text:tab/>}</text:p>
      <text:p text:style-name="P6"><text:tab/><text:tab/>}</text:p>
      <text:p text:style-name="P6"><text:tab/>}<text:line-break/>---------------------------------------------------------------------<text:line-break/><text:tab/>It returns the KERNEL ADDRESS. Comments are hard to write. It's a kind of subject, kind of science, and kind of art.<text:line-break/><text:tab/>“boot_map_segment()” just binds pa to la. Just give a loop, and fill phsy page addr which hold those pa, into the page table corresponding to those la.<text:line-break/>boot_map_segment---------------------------------------------<text:line-break/><text:tab/>// Fill this function in</text:p>
      <text:p text:style-name="P6"><text:tab/>// better than int i; no worry about overflow.</text:p>
      <text:p text:style-name="P6"><text:tab/>unsigned int i;</text:p>
      <text:p text:style-name="P6"><text:tab/>pte_t *pt_addr;</text:p>
      <text:p text:style-name="P6"><text:tab/>// size in stack, no worry.</text:p>
      <text:p text:style-name="P6"><text:tab/>size = ROUNDUP(size, PGSIZE);</text:p>
      <text:p text:style-name="P6"><text:tab/>// so there comes the question</text:p>
      <text:p text:style-name="P6"><text:soft-page-break/><text:tab/>// if those la has been allocated, what will happen?</text:p>
      <text:p text:style-name="P6"><text:tab/>// i guess that, the answer is, the condition above will</text:p>
      <text:p text:style-name="P6"><text:tab/>// never be reached. the reason is that it is called by boot,</text:p>
      <text:p text:style-name="P6"><text:tab/>// there should not be any protected la allocated, and</text:p>
      <text:p text:style-name="P6"><text:tab/>// the os programmer should be very careful so that </text:p>
      <text:p text:style-name="P6"><text:tab/>// covering allocating won't happen.</text:p>
      <text:p text:style-name="P6"><text:tab/>// And what's more, it seems that pa need to be ROUNDUP?</text:p>
      <text:p text:style-name="P6"><text:tab/>for (i = 0; i &lt; size; i += PGSIZE)</text:p>
      <text:p text:style-name="P6"><text:tab/>{</text:p>
      <text:p text:style-name="P6"><text:tab/><text:tab/>// get the page addr</text:p>
      <text:p text:style-name="P6"><text:tab/><text:tab/>pt_addr = pgdir_walk(pgdir, (void *)(la+i), 1);</text:p>
      <text:p text:style-name="P6"><text:tab/><text:tab/>if (pt_addr == NULL)</text:p>
      <text:p text:style-name="P6"><text:tab/><text:tab/>{</text:p>
      <text:p text:style-name="P6"><text:tab/><text:tab/><text:tab/>panic("failed to map la to pa in boot_map_segment()");</text:p>
      <text:p text:style-name="P6"><text:tab/><text:tab/>}</text:p>
      <text:p text:style-name="P6"><text:tab/><text:tab/>// map the phsy addr</text:p>
      <text:p text:style-name="P6"><text:tab/><text:tab/>*pt_addr = (pa+i) | perm | PTE_P;</text:p>
      <text:p text:style-name="P6"><text:tab/>}<text:line-break/>page_lookup--------------------------------------------------------<text:line-break/><text:tab/>// Fill this function in</text:p>
      <text:p text:style-name="P6"><text:tab/>// never create a new page table</text:p>
      <text:p text:style-name="P6"><text:tab/>pte_t *pt_addr = pgdir_walk(pgdir, va, 0);</text:p>
      <text:p text:style-name="P6"><text:tab/>if (pt_addr == NULL)</text:p>
      <text:p text:style-name="P6"><text:tab/>{</text:p>
      <text:p text:style-name="P6"><text:tab/><text:tab/>return NULL;</text:p>
      <text:p text:style-name="P6"><text:tab/>}</text:p>
      <text:p text:style-name="P6"><text:soft-page-break/><text:tab/>else</text:p>
      <text:p text:style-name="P6"><text:tab/>{</text:p>
      <text:p text:style-name="P6"><text:tab/><text:tab/>if (pte_store)</text:p>
      <text:p text:style-name="P6"><text:tab/><text:tab/>{</text:p>
      <text:p text:style-name="P6"><text:tab/><text:tab/><text:tab/>// be careful to read the header comment</text:p>
      <text:p text:style-name="P6"><text:tab/><text:tab/><text:tab/>*pte_store = pt_addr;</text:p>
      <text:p text:style-name="P6"><text:tab/><text:tab/>}</text:p>
      <text:p text:style-name="P6"><text:tab/><text:tab/>// pt_addr is ptr to pte, not phsy page addr</text:p>
      <text:p text:style-name="P6"><text:tab/><text:tab/>// we need to get pa through ptr to pte, (* is okay)</text:p>
      <text:p text:style-name="P6"><text:tab/><text:tab/>// and then get PPN through pa (1), and get page addr</text:p>
      <text:p text:style-name="P6"><text:tab/><text:tab/>// through PPN (2); (1) and (2) are done by "pa2page"</text:p>
      <text:p text:style-name="P6"><text:tab/><text:tab/>return pa2page(*pt_addr);</text:p>
      <text:p text:style-name="P6"><text:tab/><text:tab/>// "pa2page(phsyaddr_t pa)" returns &amp;pages[PPN(pa)];</text:p>
      <text:p text:style-name="P6"><text:tab/>}<text:line-break/>page_remove-------------------------------------------------------<text:line-break/><text:tab/>// Fill this function in</text:p>
      <text:p text:style-name="P6"><text:tab/>// the corresponding pte to set</text:p>
      <text:p text:style-name="P6"><text:tab/>pte_t *pt2set;</text:p>
      <text:p text:style-name="P6"><text:tab/>// the page found and to unmap</text:p>
      <text:p text:style-name="P6"><text:tab/>// and &amp;pg2um is an addr and never equal to 0</text:p>
      <text:p text:style-name="P6"><text:tab/>// or it will crash IDT</text:p>
      <text:p text:style-name="P6"><text:tab/>struct Page *pg = page_lookup(pgdir, va, &amp;pt2set);</text:p>
      <text:p text:style-name="P6"><text:tab/>if (pg == NULL)</text:p>
      <text:p text:style-name="P6"><text:tab/>{</text:p>
      <text:p text:style-name="P6"><text:tab/><text:tab/>// silently do nothing</text:p>
      <text:p text:style-name="P6"><text:tab/><text:tab/>// keep this brace in case to extend</text:p>
      <text:p text:style-name="P6"><text:soft-page-break/><text:tab/><text:tab/>// return written here will be better</text:p>
      <text:p text:style-name="P6"><text:tab/><text:tab/>// in case to add something in the bottom</text:p>
      <text:p text:style-name="P6"><text:tab/><text:tab/>return;</text:p>
      <text:p text:style-name="P6"><text:tab/>}</text:p>
      <text:p text:style-name="P6"><text:tab/>else</text:p>
      <text:p text:style-name="P6"><text:tab/>{</text:p>
      <text:p text:style-name="P6"><text:tab/><text:tab/>// --ref and if ref == 0 then page_free it</text:p>
      <text:p text:style-name="P6"><text:tab/><text:tab/>page_decref(pg);</text:p>
      <text:p text:style-name="P6"><text:tab/><text:tab/>// set the pte to zero as asked</text:p>
      <text:p text:style-name="P6"><text:tab/><text:tab/>// if code runs here, pte must exist, as pg exists</text:p>
      <text:p text:style-name="P6"><text:tab/><text:tab/>*pt2set = 0;</text:p>
      <text:p text:style-name="P6"><text:tab/><text:tab/>tlb_invalidate(pgdir, va);</text:p>
      <text:p text:style-name="P6"><text:tab/>}<text:line-break/>page_insert----------------------------------------------------------<text:line-break/><text:tab/>// Fill this function in</text:p>
      <text:p text:style-name="P6"><text:tab/>// always create a new page table if there isn't</text:p>
      <text:p text:style-name="P6"><text:tab/>// which is "necessary, on demand" in the comment</text:p>
      <text:p text:style-name="P6"><text:tab/>pte_t *pt_addr = pgdir_walk(pgdir, va, 0);</text:p>
      <text:p text:style-name="P6"><text:tab/>if (pt_addr == NULL)</text:p>
      <text:p text:style-name="P6"><text:tab/>{</text:p>
      <text:p text:style-name="P6"><text:tab/><text:tab/>return -E_NO_MEM;</text:p>
      <text:p text:style-name="P6"><text:tab/>}</text:p>
      <text:p text:style-name="P6"><text:tab/>else</text:p>
      <text:p text:style-name="P6"><text:tab/>{</text:p>
      <text:p text:style-name="P6"><text:tab/><text:tab/>// increase pp_ref as insertion succeeds</text:p>
      <text:p text:style-name="P6"><text:tab/><text:tab/>++(pp-&gt;pp_ref);</text:p>
      <text:p text:style-name="P6"><text:soft-page-break/><text:tab/><text:tab/>// REMEMBER, pt_addr is a ptr to pte</text:p>
      <text:p text:style-name="P6"><text:tab/><text:tab/>// *pt_addr will get the value addressed at pt_addr</text:p>
      <text:p text:style-name="P6"><text:tab/><text:tab/>// already a page mapped at va, remove it</text:p>
      <text:p text:style-name="P6"><text:tab/><text:tab/>if ((*pt_addr &amp; PTE_P) != 0)</text:p>
      <text:p text:style-name="P6"><text:tab/><text:tab/>{</text:p>
      <text:p text:style-name="P6"><text:tab/><text:tab/><text:tab/>page_remove(pgdir, va);</text:p>
      <text:p text:style-name="P6"><text:tab/><text:tab/><text:tab/>// The TLB must be invalidated </text:p>
      <text:p text:style-name="P6"><text:tab/><text:tab/><text:tab/>// if a page was formerly present at 'va'.</text:p>
      <text:p text:style-name="P6"><text:tab/><text:tab/><text:tab/>tlb_invalidate(pgdir, va);</text:p>
      <text:p text:style-name="P6"><text:tab/><text:tab/>}</text:p>
      <text:p text:style-name="P6"><text:tab/><text:tab/>// again, through pt_addr we should get pa</text:p>
      <text:p text:style-name="P6"><text:tab/><text:tab/>*pt_addr = page2pa(pp) | perm | PTE_P;</text:p>
      <text:p text:style-name="P6"><text:tab/><text:tab/>return 0;</text:p>
      <text:p text:style-name="P6"><text:tab/>}<text:line-break/>---------------------------------------------------------------------<text:line-break/><text:tab/>Ooooooooooooops, there comes an assertion failure. Failed on “page_insert(boot_pgdir......”. It seems that there is something wrong with “page_insert”. Crap. A mistake. Got “pgdir_walk(pgdir, va, 1);” to “pgdir_walk(pgdir, va, 0);”.<text:line-break/><text:tab/>When fixed up, new failure arose. I know this! Crap. “pa2page called with invalid pa” this time! And I happen to know where is wrong. Good. Just find out where “pa2page” is used. And the only place is in “page_lookup”. I find out the wrong code but I just don't know why.<text:line-break/><text:tab/>May be somewhere else? The great idea is to comment out the panic macro. Then I find the error in line 935: check that new page tables get cleared. That's somewhere in “pgdir_walk” when create == 1 and the page table doesn't exist.<text:line-break/><text:tab/>Oh crap! It must be that I didn't “memset” the new page table. Correct this and pass.<text:line-break/><text:tab/>In fact, after correcting the mistake above, I came across another assertion failure. But it is the third stage, which took me 1 hour to find why......<text:line-break/><text:line-break/>7.<text:tab/>Exercise-6<text:line-break/><text:soft-page-break/><text:tab/>The last piece. Fill in the blank in “i386_vm_init”. Easy!<text:line-break/>----------------------------------------------------------------------<text:line-break/><text:tab/>// Map 'pages' read-only by the user at linear address UPAGES</text:p>
      <text:p text:style-name="P6"><text:tab/>// (ie. perm = PTE_U | PTE_P)</text:p>
      <text:p text:style-name="P6"><text:tab/>// Permissions:</text:p>
      <text:p text:style-name="P6"><text:tab/>// <text:s text:c="3"/>- pages -- kernel RW, user NONE</text:p>
      <text:p text:style-name="P6"><text:tab/>// <text:s text:c="3"/>- the read-only version mapped at UPAGES -- kernel R, user R</text:p>
      <text:p text:style-name="P6"><text:tab/>// Your code goes here:</text:p>
      <text:p text:style-name="P6"><text:tab/>// [UPAGES, sizeof(PAGES) ] =&gt; [pages, sizeof(PAGES)]</text:p>
      <text:p text:style-name="P6"><text:tab/>n = ROUNDUP(npage*sizeof(struct Page), PGSIZE);</text:p>
      <text:p text:style-name="P6"><text:tab/>boot_map_segment(pgdir, UPAGES, n, PADDR(pages), PTE_U | PTE_P);<text:line-break/>-----------------------------------------------------------------------<text:line-break/><text:tab/>// Map the kernel stack (symbol name "bootstack"). <text:s/>The complete VA</text:p>
      <text:p text:style-name="P6"><text:tab/>// range of the stack, [KSTACKTOP-PTSIZE, KSTACKTOP), breaks into two</text:p>
      <text:p text:style-name="P6"><text:tab/>// pieces:</text:p>
      <text:p text:style-name="P6"><text:tab/>// <text:s text:c="4"/>* [KSTACKTOP-KSTKSIZE, KSTACKTOP) -- backed by physical memory</text:p>
      <text:p text:style-name="P6"><text:tab/>// <text:s text:c="4"/>* [KSTACKTOP-PTSIZE, KSTACKTOP-KSTKSIZE) -- not backed =&gt; faults</text:p>
      <text:p text:style-name="P6"><text:tab/>// <text:s text:c="4"/>Permissions: kernel RW, user NONE</text:p>
      <text:p text:style-name="P6"><text:tab/>// Your code goes here:</text:p>
      <text:p text:style-name="P6"><text:tab/>// [KSTACKTOP – KSTKSIZE, 8] =&gt; [bootstack, 8]</text:p>
      <text:p text:style-name="P6"><text:tab/>// KSTKSIZE = (8*PGSIZE)</text:p>
      <text:p text:style-name="P6"><text:tab/>boot_map_segment(pgdir, KSTACKTOP-KSTKSIZE, KSTKSIZE, PADDR(bootstack), PTE_W | PTE_P);<text:line-break/>----------------------------------------------------------------------<text:line-break/><text:tab/>// Map all of physical memory at KERNBASE. </text:p>
      <text:p text:style-name="P6"><text:tab/>// Ie. <text:s/>the VA range [KERNBASE, 2^32) should map to</text:p>
      <text:p text:style-name="P6"><text:tab/>// <text:s text:c="5"/>the PA range [0, 2^32 - KERNBASE)</text:p>
      <text:p text:style-name="P6"><text:soft-page-break/><text:tab/>// We might not have 2^32 - KERNBASE bytes of physical memory, but</text:p>
      <text:p text:style-name="P6"><text:tab/>// we just set up the amapping anyway.</text:p>
      <text:p text:style-name="P6"><text:tab/>// Permissions: kernel RW, user NONE</text:p>
      <text:p text:style-name="P6"><text:tab/>// Your code goes here: </text:p>
      <text:p text:style-name="P6"><text:tab/>// [KERNBASE, pages in the memory] =&gt; [0, pages in the memory]</text:p>
      <text:p text:style-name="P6"><text:tab/>boot_map_segment(pgdir, KERNBASE, 0xffffffff-KERNBASE+1, 0, PTE_W | PTE_P);<text:line-break/>-----------------------------------------------------------------------<text:line-break/><text:tab/>Remember, on x86, segmentation maps a VA to a LA (linear addr) and paging maps the LA to a PA. <text:s/>I.e. VA =&gt; LA =&gt; PA. <text:s/>If paging is turned off the LA is used as the PA. <text:s/>Note: there is no way to turn off segmentation. <text:s/>The closest thing is to set the base address to 0, so the VA =&gt; LA mapping is the identity.<text:line-break/><text:tab/>Pay attention to page bits. Compile and run, three success will tell that the code is nearly okay. May have bugs detected later.<text:line-break/><text:tab/>Que.1<text:tab/><text:tab/>Refer to the only image in the document. That guy will clearly state the mapping of virtual memory. Btw, VPT equals KSTACKTOP and equals (KERNBASE-PTSIZE). <text:s/>While ULIM = (KSTACKTOP-PTSIZE), and KSTKSIZE = (8*PGSIZE), which means that we map 8 pages through second calling “boot_map_segment”. Or refer to “inc/memlayout.h”.<text:line-break/><text:tab/>There comes the text version:<text:line-break/>/*</text:p>
      <text:p text:style-name="P6"><text:s/>* Virtual memory map: <text:s text:c="31"/>Permissions</text:p>
      <text:p text:style-name="P6"><text:s/>* <text:s text:c="51"/>kernel/user</text:p>
      <text:p text:style-name="P6"><text:s/>*</text:p>
      <text:p text:style-name="P6"><text:s/>* <text:s text:c="3"/>4 Gig --------&gt; <text:s/>+------------------------------+</text:p>
      <text:p text:style-name="P6"><text:s/>* <text:s text:c="20"/>| <text:s text:c="29"/>| RW/--</text:p>
      <text:p text:style-name="P6"><text:s/>* <text:s text:c="20"/>~~~~~~~~~~~~~~~~~~~~~~~~~~~~~~~~</text:p>
      <text:p text:style-name="P6"><text:s/>* <text:s text:c="20"/>: <text:s text:c="13"/>. <text:s text:c="14"/>:</text:p>
      <text:p text:style-name="P6"><text:s/>* <text:s text:c="20"/>|~~~~~~~~~~~~~~~~~~~~~~~~~~~~~~| RW/--</text:p>
      <text:p text:style-name="P6"><text:s/>* <text:s text:c="20"/>| <text:s text:c="29"/>| RW/--</text:p>
      <text:p text:style-name="P6"><text:s/>* <text:s text:c="20"/>| <text:s text:c="2"/>Remapped Physical Memory <text:s text:c="2"/>| RW/--</text:p>
      <text:p text:style-name="P6"><text:soft-page-break/><text:s/>* <text:s text:c="20"/>| <text:s text:c="29"/>| RW/--</text:p>
      <text:p text:style-name="P6"><text:s/>* <text:s text:c="3"/>KERNBASE -----&gt; <text:s/>+------------------------------+ 0xf0000000</text:p>
      <text:p text:style-name="P6"><text:s/>* <text:s text:c="20"/>| <text:s/>Cur. Page Table (Kern. RW) <text:s/>| RW/-- <text:s/>PTSIZE</text:p>
      <text:p text:style-name="P6"><text:s/>* <text:s text:c="3"/>VPT,KSTACKTOP--&gt; +------------------------------+ 0xefc00000 <text:s text:c="5"/>--+</text:p>
      <text:p text:style-name="P6"><text:s/>* <text:s text:c="20"/>| <text:s text:c="8"/>Kernel Stack <text:s text:c="8"/>| RW/-- <text:s/>KSTKSIZE <text:s text:c="2"/>|</text:p>
      <text:p text:style-name="P6"><text:s/>* <text:s text:c="20"/>| - - - - - - - - - - - - - - -| <text:s text:c="16"/>PTSIZE</text:p>
      <text:p text:style-name="P6"><text:s/>* <text:s text:c="20"/>| <text:s text:c="5"/>Invalid Memory (*) <text:s text:c="5"/>| --/-- <text:s text:c="12"/>|</text:p>
      <text:p text:style-name="P6"><text:s/>* <text:s text:c="3"/>ULIM <text:s text:c="4"/>------&gt; +------------------------------+ 0xef800000 <text:s text:c="5"/>--+</text:p>
      <text:p text:style-name="P6"><text:s/>* <text:s text:c="20"/>| <text:s/>Cur. Page Table (User R-) <text:s text:c="2"/>| R-/R- <text:s/>PTSIZE</text:p>
      <text:p text:style-name="P6"><text:s/>* <text:s text:c="3"/>UVPT <text:s text:c="5"/>----&gt; <text:s/>+------------------------------+ 0xef400000</text:p>
      <text:p text:style-name="P6"><text:s/>* <text:s text:c="20"/>| <text:s text:c="9"/>RO PAGES <text:s text:c="11"/>| R-/R- <text:s/>PTSIZE</text:p>
      <text:p text:style-name="P6"><text:s/>* <text:s text:c="3"/>UPAGES <text:s text:c="3"/>----&gt; <text:s/>+------------------------------+ 0xef000000</text:p>
      <text:p text:style-name="P6"><text:s/>* <text:s text:c="20"/>| <text:s text:c="10"/>RO ENVS <text:s text:c="11"/>| R-/R- <text:s/>PTSIZE</text:p>
      <text:p text:style-name="P6"><text:s/>* UTOP,UENVS ------&gt; <text:s/>+------------------------------+ 0xeec00000</text:p>
      <text:p text:style-name="P6"><text:s/>* UXSTACKTOP -/ <text:s text:c="6"/>| <text:s text:c="4"/>User Exception Stack <text:s text:c="4"/>| RW/RW <text:s/>PGSIZE</text:p>
      <text:p text:style-name="P6"><text:s/>* <text:s text:c="20"/>+------------------------------+ 0xeebff000</text:p>
      <text:p text:style-name="P6"><text:s/>* <text:s text:c="20"/>| <text:s text:c="6"/>Empty Memory (*) <text:s text:c="6"/>| --/-- <text:s/>PGSIZE</text:p>
      <text:p text:style-name="P6"><text:s/>* <text:s text:c="3"/>USTACKTOP <text:s/>---&gt; <text:s/>+------------------------------+ 0xeebfe000</text:p>
      <text:p text:style-name="P6"><text:s/>* <text:s text:c="20"/>| <text:s text:c="5"/>Normal User Stack <text:s text:c="6"/>| RW/RW <text:s/>PGSIZE</text:p>
      <text:p text:style-name="P6"><text:s/>* <text:s text:c="20"/>+------------------------------+ 0xeebfd000</text:p>
      <text:p text:style-name="P6"><text:s/>* <text:s text:c="20"/>| <text:s text:c="29"/>|</text:p>
      <text:p text:style-name="P6"><text:s/>* <text:s text:c="20"/>| <text:s text:c="29"/>|</text:p>
      <text:p text:style-name="P6"><text:s/>* <text:s text:c="20"/>~~~~~~~~~~~~~~~~~~~~~~~~~~~~~~~~</text:p>
      <text:p text:style-name="P6"><text:s/>* <text:s text:c="20"/>. <text:s text:c="29"/>.</text:p>
      <text:p text:style-name="P6"><text:s/>* <text:s text:c="20"/>|~~~~~~~~~~~~~~~~~~~~~~~~~~~~~~|</text:p>
      <text:p text:style-name="P6"><text:s/>* <text:s text:c="20"/>| <text:s text:c="4"/>Program Data &amp; Heap <text:s text:c="5"/>|</text:p>
      <text:p text:style-name="P6"><text:soft-page-break/><text:s/>* <text:s text:c="3"/>UTEXT --------&gt; <text:s/>+------------------------------+ 0x00800000</text:p>
      <text:p text:style-name="P6"><text:s/>* <text:s text:c="3"/>PFTEMP -------&gt; <text:s/>| <text:s text:c="6"/>Empty Memory (*) <text:s text:c="6"/>| <text:s text:c="7"/>PTSIZE</text:p>
      <text:p text:style-name="P6"><text:s/>* <text:s text:c="20"/>| <text:s text:c="29"/>|</text:p>
      <text:p text:style-name="P6"><text:s/>* <text:s text:c="3"/>UTEMP --------&gt; <text:s/>+------------------------------+ 0x00400000 <text:s text:c="5"/>--+</text:p>
      <text:p text:style-name="P6"><text:s/>* <text:s text:c="20"/>| <text:s text:c="6"/>Empty Memory (*) <text:s text:c="6"/>| <text:s text:c="18"/>|</text:p>
      <text:p text:style-name="P6"><text:s/>* <text:s text:c="20"/>| - - - - - - - - - - - - - - -| <text:s text:c="18"/>|</text:p>
      <text:p text:style-name="P6"><text:s/>* <text:s text:c="20"/>| <text:s/>User STAB Data (optional) <text:s text:c="2"/>| <text:s text:c="16"/>PTSIZE</text:p>
      <text:p text:style-name="P6"><text:s/>* <text:s text:c="3"/>USTABDATA ----&gt; <text:s/>+------------------------------+ 0x00200000 <text:s text:c="7"/>|</text:p>
      <text:p text:style-name="P6"><text:s/>* <text:s text:c="20"/>| <text:s text:c="6"/>Empty Memory (*) <text:s text:c="6"/>| <text:s text:c="18"/>|</text:p>
      <text:p text:style-name="P6"><text:s/>* <text:s text:c="3"/>0 ------------&gt; <text:s/>+------------------------------+ <text:s text:c="16"/>--+</text:p>
      <text:p text:style-name="P6"><text:s/>*</text:p>
      <text:p text:style-name="P6"><text:s/>* (*) Note: The kernel ensures that "Invalid Memory" (ULIM) is *never*</text:p>
      <text:p text:style-name="P6"><text:s/>* <text:s text:c="4"/>mapped. <text:s/>"Empty Memory" is normally unmapped, but user programs may</text:p>
      <text:p text:style-name="P6"><text:s/>* <text:s text:c="4"/>map pages there if desired. <text:s/>JOS user programs map pages temporarily</text:p>
      <text:p text:style-name="P6"><text:s/>* <text:s text:c="4"/>at UTEMP.</text:p>
      <text:p text:style-name="P6"><text:s/>*/<text:line-break/><text:tab/>Que.2<text:tab/><text:tab/>The mapping takes place in the code below:<text:line-break/><text:tab/>// Map VA 0:4MB same as VA KERNBASE, i.e. to PA 0:4MB.</text:p>
      <text:p text:style-name="P6"><text:tab/>// (Limits our kernel to &lt;4MB)</text:p>
      <text:p text:style-name="P6"><text:tab/>pgdir[0] = pgdir[PDX(KERNBASE)];<text:line-break/><text:tab/>// Install page table.</text:p>
      <text:p text:style-name="P6"><text:tab/>lcr3(boot_cr3);<text:line-break/><text:tab/>// Turn on paging.<text:line-break/><text:tab/>…........................<text:line-break/><text:tab/>// Current mapping: KERNBASE+x =&gt; x =&gt; x.</text:p>
      <text:p text:style-name="P6"><text:tab/>// (x &lt; 4MB so uses paging pgdir[0])<text:line-break/><text:tab/>// Reload all segment registers.<text:line-break/><text:soft-page-break/><text:tab/>…........................<text:line-break/><text:tab/>// Final mapping: KERNBASE+x =&gt; KERNBASE+x =&gt; x.<text:line-break/><text:tab/>// This mapping was only used after paging was turned on but</text:p>
      <text:p text:style-name="P6"><text:tab/>// before the segment registers were reloaded.</text:p>
      <text:p text:style-name="P6"><text:tab/>pgdir[0] = 0;</text:p>
      <text:p text:style-name="P6"><text:tab/>// Flush the TLB for good measure, to kill the pgdir[0] mapping.</text:p>
      <text:p text:style-name="P6"><text:tab/>lcr3(boot_cr3);<text:line-break/><text:tab/>So let's come back to the question itself. We map la [KERNBASE, 2^32) to [0, 2^32-KERNBASE) by third calling “boot_map_segment”.<text:line-break/><text:tab/>This mapping maps va 0:4MB to pa 0:4MB. Why? Because reload segment registers after turning on paging, to pa 0:4MB, where holds the kernel, such as IDT and so on.<text:line-break/><text:tab/>But, after turning of paging, the first page dir points to nothing. So we have no way to gain access to pa 0:4MB. Then this mapping shows up and solve the problem. The code below states that we only points two page dir entry:<text:line-break/><text:tab/>// create initial page directory.</text:p>
      <text:p text:style-name="P6"><text:tab/>pgdir = boot_alloc(PGSIZE, PGSIZE);</text:p>
      <text:p text:style-name="P6"><text:tab/>memset(pgdir, 0, PGSIZE);</text:p>
      <text:p text:style-name="P6"><text:tab/>boot_pgdir = pgdir;</text:p>
      <text:p text:style-name="P6"><text:tab/>boot_cr3 = PADDR(pgdir);</text:p>
      <text:p text:style-name="P6"><text:tab/>// Recursively insert PD in itself as a page table, to form</text:p>
      <text:p text:style-name="P6"><text:tab/>// a virtual page table at virtual address VPT.</text:p>
      <text:p text:style-name="P6"><text:tab/>// Permissions: kernel RW, user NONE</text:p>
      <text:p text:style-name="P6"><text:tab/>// the first set</text:p>
      <text:p text:style-name="P6"><text:tab/>pgdir[PDX(VPT)] = PADDR(pgdir)|PTE_W|PTE_P;</text:p>
      <text:p text:style-name="P6"><text:tab/>// same for UVPT</text:p>
      <text:p text:style-name="P6"><text:tab/>// Permissions: kernel R, user R </text:p>
      <text:p text:style-name="P6"><text:tab/>// the second set</text:p>
      <text:p text:style-name="P6"><text:tab/>pgdir[PDX(UVPT)] = PADDR(pgdir)|PTE_U|PTE_P;<text:line-break/><text:soft-page-break/><text:tab/>// the three set<text:line-break/><text:tab/>boot_map_segment(pgdir, UPAGES, n, PADDR(pages), PTE_U | PTE_P);<text:line-break/><text:tab/>// the forth set<text:line-break/><text:tab/>boot_map_segment(pgdir, KSTACKTOP-KSTKSIZE, KSTKSIZE, PADDR(bootstack), PTE_W | PTE_P);<text:line-break/><text:tab/>// the fifith set<text:line-break/><text:tab/>boot_map_segment(pgdir, KERNBASE, 0xffffffff-KERNBASE+1, 0, PTE_W | PTE_P);<text:line-break/><text:tab/>We only set page dir entry for five times. Pgdir[0] points to nothing.<text:line-break/><text:tab/>This method limits our kernel to less <text:s/>than or equal 4MB indeed. If the kernel size is larger than 4MB, 6MB for example, we need to map va 0:8MB to pa 0:8MB, that is:<text:line-break/><text:tab/>pgdir[0] = pgdir[PDX(KERNBASE)];<text:line-break/><text:tab/>pgdir[1] = pgdir[PDX(KERNBASE)+1];<text:line-break/><text:tab/>Que.3<text:tab/><text:tab/>The page flags such as PTE_W.<text:line-break/><text:tab/>Que.4<text:tab/><text:tab/>4G. 32 bits.<text:line-break/><text:tab/>Que.5<text:tab/><text:tab/>pgdir: 4KB(1 page)<text:line-break/><text:tab/>pte(page table):<text:tab/>1024*4KB(1024 pages)<text:line-break/><text:tab/>pages:<text:tab/><text:tab/>npage*sizeof(struct Page)<text:line-break/><text:line-break/><text:line-break/><text:line-break/>Lab2 done. Debugging in bochs is a torment. But coding is enjoyment. And back to the challenges when I have plenty spa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09T13:45:51</dc:date>
    <meta:editing-duration>P1DT13H54M51S</meta:editing-duration>
    <meta:editing-cycles>1125</meta:editing-cycles>
    <meta:generator>LibreOffice/3.5$Linux_x86 LibreOffice_project/350m1$Build-202</meta:generator>
    <dc:creator>Yuchen Yan</dc:creator>
    <meta:document-statistic meta:table-count="0" meta:image-count="1" meta:object-count="0" meta:page-count="24" meta:paragraph-count="410" meta:word-count="4178" meta:character-count="28264" meta:non-whitespace-character-count="22286"/>
  </office:meta>
</office:document-meta>
</file>